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7804" officeooo:paragraph-rsid="000a78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Git Learning:</text:p>
      <text:p text:style-name="P1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13:51:53.779476800</meta:creation-date>
    <dc:date>2021-01-06T13:55:10.354753697</dc:date>
    <meta:editing-duration>PT3M19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6.4.6.2$Linux_X86_64 LibreOffice_project/40$Build-2</meta:generator>
  </office:meta>
</office:document-meta>
</file>